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ize="20pt" style:font-size-asian="20pt" style:font-size-complex="20pt"/>
    </style:style>
    <style:style style:name="P2" style:parent-style-name="Standard"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3" style:parent-style-name="Standard" style:family="paragraph">
      <style:paragraph-properties fo:text-align="center"/>
      <style:text-properties fo:font-weight="bold" style:font-weight-asian="bold"/>
    </style:style>
    <style:style style:name="TableColumn5" style:family="table-column">
      <style:table-column-properties style:column-width="0.8826in" style:use-optimal-column-width="false"/>
    </style:style>
    <style:style style:name="TableColumn6" style:family="table-column">
      <style:table-column-properties style:column-width="1.7722in" style:use-optimal-column-width="false"/>
    </style:style>
    <style:style style:name="TableColumn7" style:family="table-column">
      <style:table-column-properties style:column-width="3.6416in" style:use-optimal-column-width="false"/>
    </style:style>
    <style:style style:name="Table4" style:family="table">
      <style:table-properties style:width="6.2965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P10" style:parent-style-name="Standard" style:family="paragraph">
      <style:paragraph-properties fo:text-align="center" fo:margin-bottom="0in" fo:line-height="100%"/>
      <style:text-properties fo:font-weight="bold" style:font-weight-asian="bold"/>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margin-bottom="0in" fo:line-height="100%"/>
      <style:text-properties fo:font-weight="bold" style:font-weight-asian="bold"/>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paragraph-properties fo:margin-bottom="0in" fo:line-height="100%"/>
      <style:text-properties fo:font-weight="bold" style:font-weight-asian="bold"/>
    </style:style>
    <style:style style:name="TableCell16" style:family="table-cell">
      <style:table-cell-properties fo:border="0.0069in solid #000000" style:writing-mode="lr-tb" fo:padding-top="0in" fo:padding-left="0.0069in" fo:padding-bottom="0in" fo:padding-right="0.0069in"/>
    </style:style>
    <style:style style:name="P17" style:parent-style-name="Standard" style:family="paragraph">
      <style:paragraph-properties fo:margin-bottom="0in" fo:line-height="100%"/>
      <style:text-properties fo:font-weight="bold" style:font-weight-asian="bold"/>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fo:line-height="100%"/>
    </style:style>
    <style:style style:name="TableCell23" style:family="table-cell">
      <style:table-cell-properties fo:border="0.0069in solid #000000" style:writing-mode="lr-tb" fo:padding-top="0in" fo:padding-left="0.0069in" fo:padding-bottom="0in" fo:padding-right="0.0069in"/>
    </style:style>
    <style:style style:name="P24" style:parent-style-name="Standard" style:family="paragraph">
      <style:paragraph-properties fo:margin-bottom="0in" fo:line-height="100%"/>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style>
    <style:style style:name="TableCell30" style:family="table-cell">
      <style:table-cell-properties fo:border="0.0069in solid #000000" style:writing-mode="lr-tb" fo:padding-top="0in" fo:padding-left="0.0069in" fo:padding-bottom="0in" fo:padding-right="0.0069in"/>
    </style:style>
    <style:style style:name="P31" style:parent-style-name="Standard" style:family="paragraph">
      <style:paragraph-properties fo:margin-bottom="0in" fo:line-height="100%"/>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style>
    <style:style style:name="TableCell37" style:family="table-cell">
      <style:table-cell-properties fo:border="0.0069in solid #000000" style:writing-mode="lr-tb" fo:padding-top="0in" fo:padding-left="0.0069in" fo:padding-bottom="0in" fo:padding-right="0.0069in"/>
    </style:style>
    <style:style style:name="P38" style:parent-style-name="Standard" style:family="paragraph">
      <style:paragraph-properties fo:margin-bottom="0in" fo:line-height="100%"/>
    </style:style>
    <style:style style:name="TableColumn40" style:family="table-column">
      <style:table-column-properties style:column-width="1.4736in" style:use-optimal-column-width="false"/>
    </style:style>
    <style:style style:name="TableColumn41" style:family="table-column">
      <style:table-column-properties style:column-width="4.8194in" style:use-optimal-column-width="false"/>
    </style:style>
    <style:style style:name="Table39" style:family="table">
      <style:table-properties style:width="6.293in" fo:margin-left="0in" table:align="left"/>
    </style:style>
    <style:style style:name="TableRow42" style:family="table-row">
      <style:table-row-properties style:use-optimal-row-height="false"/>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text-properties fo:font-weight="bold" style:font-weight-asian="bold"/>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text-properties fo:font-weight="bold" style:font-weight-asian="bold"/>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bottom="0in" fo:line-height="100%"/>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margin-bottom="0in" fo:line-height="100%"/>
    </style:style>
    <style:style style:name="TableRow57" style:family="table-row">
      <style:table-row-properties style:use-optimal-row-height="false"/>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margin-bottom="0in" fo:line-height="100%"/>
    </style:style>
    <style:style style:name="P67" style:parent-style-name="Listenabsatz"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68" style:parent-style-name="Listenabsatz" style:family="paragraph">
      <style:text-properties fo:font-weight="bold" style:font-weight-asian="bold"/>
    </style:style>
    <style:style style:name="P69" style:parent-style-name="Standard" style:family="paragraph">
      <style:paragraph-properties fo:margin-left="0.25in">
        <style:tab-stops/>
      </style:paragraph-properties>
    </style:style>
    <style:style style:name="P70" style:parent-style-name="Standard" style:family="paragraph">
      <style:paragraph-properties fo:margin-left="0.25in">
        <style:tab-stops/>
      </style:paragraph-properties>
    </style:style>
    <style:style style:name="P71" style:parent-style-name="Standard" style:family="paragraph">
      <style:paragraph-properties fo:margin-left="0.25in">
        <style:tab-stops/>
      </style:paragraph-properties>
    </style:style>
    <style:style style:name="P72" style:parent-style-name="Standard" style:family="paragraph">
      <style:paragraph-properties fo:margin-left="0.25in">
        <style:tab-stops/>
      </style:paragraph-properties>
    </style:style>
    <style:style style:name="P73" style:parent-style-name="Standard" style:family="paragraph">
      <style:paragraph-properties fo:margin-left="0.25in">
        <style:tab-stops/>
      </style:paragraph-properties>
    </style:style>
    <style:style style:name="P74" style:parent-style-name="Standard" style:family="paragraph">
      <style:paragraph-properties fo:break-before="page"/>
      <style:text-properties fo:hyphenate="true"/>
    </style:style>
    <style:style style:name="P75" style:parent-style-name="Standard" style:family="paragraph">
      <style:paragraph-properties fo:margin-left="0.25in">
        <style:tab-stops/>
      </style:paragraph-properties>
    </style:style>
    <style:style style:name="P76" style:parent-style-name="Listenabsatz" style:family="paragraph">
      <style:paragraph-properties fo:text-align="justify" fo:margin-left="0.75in" fo:text-indent="0in">
        <style:tab-stops/>
      </style:paragraph-properties>
    </style:style>
    <style:style style:name="P77" style:parent-style-name="Listenabsatz" style:family="paragraph">
      <style:paragraph-properties fo:text-align="justify" fo:margin-left="1.25in" fo:text-indent="0in">
        <style:tab-stops/>
      </style:paragraph-properties>
    </style:style>
    <style:style style:name="P78" style:parent-style-name="Listenabsatz" style:family="paragraph">
      <style:paragraph-properties fo:text-align="justify" fo:margin-left="1.25in" fo:text-indent="0in">
        <style:tab-stops/>
      </style:paragraph-properties>
    </style:style>
    <style:style style:name="P79" style:parent-style-name="Listenabsatz" style:family="paragraph">
      <style:paragraph-properties fo:text-align="justify" fo:margin-left="1.25in" fo:text-indent="0in">
        <style:tab-stops/>
      </style:paragraph-properties>
    </style:style>
    <style:style style:name="P80" style:parent-style-name="Listenabsatz" style:family="paragraph">
      <style:paragraph-properties fo:text-align="justify" fo:margin-left="1.25in" fo:text-indent="0in">
        <style:tab-stops/>
      </style:paragraph-properties>
    </style:style>
    <style:style style:name="P81" style:parent-style-name="Listenabsatz" style:family="paragraph">
      <style:paragraph-properties fo:text-align="justify" fo:margin-left="1.25in" fo:text-indent="0in">
        <style:tab-stops/>
      </style:paragraph-properties>
    </style:style>
    <style:style style:name="P82" style:parent-style-name="Listenabsatz" style:family="paragraph">
      <style:paragraph-properties fo:text-align="justify" fo:margin-left="1.25in" fo:text-indent="0in">
        <style:tab-stops/>
      </style:paragraph-properties>
    </style:style>
    <style:style style:name="P83" style:parent-style-name="Listenabsatz" style:family="paragraph">
      <style:paragraph-properties fo:text-align="justify" fo:margin-left="0.75in" fo:text-indent="0in">
        <style:tab-stops/>
      </style:paragraph-properties>
    </style:style>
    <style:style style:name="P84" style:parent-style-name="Listenabsatz" style:family="paragraph">
      <style:paragraph-properties fo:text-align="justify" fo:margin-left="1.25in" fo:text-indent="0in">
        <style:tab-stops/>
      </style:paragraph-properties>
    </style:style>
    <style:style style:name="P85" style:parent-style-name="Listenabsatz" style:family="paragraph">
      <style:paragraph-properties fo:text-align="justify" fo:margin-left="1.25in" fo:text-indent="0in">
        <style:tab-stops/>
      </style:paragraph-properties>
    </style:style>
    <style:style style:name="P86" style:parent-style-name="Listenabsatz" style:family="paragraph">
      <style:paragraph-properties fo:text-align="justify" fo:margin-left="0.9847in">
        <style:tab-stops/>
      </style:paragraph-properties>
    </style:style>
    <style:style style:name="P87" style:parent-style-name="Listenabsatz" style:family="paragraph">
      <style:paragraph-properties fo:text-align="justify" fo:margin-left="1.1812in" fo:text-indent="0.0458in">
        <style:tab-stops/>
      </style:paragraph-properties>
    </style:style>
    <style:style style:name="P88" style:parent-style-name="Standard" style:family="paragraph">
      <style:paragraph-properties fo:text-align="justify" fo:margin-left="0.25in">
        <style:tab-stops/>
      </style:paragraph-properties>
    </style:style>
    <style:style style:name="P89" style:parent-style-name="Listenabsatz" style:family="paragraph">
      <style:paragraph-properties fo:text-align="justify" fo:margin-left="0.9847in" fo:text-indent="-0.2951in">
        <style:tab-stops/>
      </style:paragraph-properties>
    </style:style>
    <style:style style:name="P90" style:parent-style-name="Listenabsatz" style:family="paragraph">
      <style:paragraph-properties fo:text-align="justify" fo:margin-left="1.477in">
        <style:tab-stops/>
      </style:paragraph-properties>
    </style:style>
    <style:style style:name="P91" style:parent-style-name="Listenabsatz" style:family="paragraph">
      <style:paragraph-properties fo:text-align="justify" fo:margin-left="1.477in">
        <style:tab-stops/>
      </style:paragraph-properties>
    </style:style>
    <style:style style:name="P92" style:parent-style-name="Listenabsatz" style:family="paragraph">
      <style:paragraph-properties fo:text-align="justify" fo:margin-left="1.477in">
        <style:tab-stops/>
      </style:paragraph-properties>
    </style:style>
    <style:style style:name="P93" style:parent-style-name="Standard" style:family="paragraph">
      <style:paragraph-properties fo:margin-left="0.25in">
        <style:tab-stops/>
      </style:paragraph-properties>
    </style:style>
    <style:style style:name="P94" style:parent-style-name="Standard" style:family="paragraph">
      <style:paragraph-properties fo:margin-left="0.25in">
        <style:tab-stops/>
      </style:paragraph-properties>
    </style:style>
    <style:style style:name="P95" style:parent-style-name="Standard" style:family="paragraph">
      <style:paragraph-properties fo:margin-left="0.25in">
        <style:tab-stops/>
      </style:paragraph-properties>
    </style:style>
    <style:style style:name="P96" style:parent-style-name="Standard" style:family="paragraph">
      <style:paragraph-properties fo:margin-left="0.25in">
        <style:tab-stops/>
      </style:paragraph-properties>
    </style:style>
    <style:style style:name="P97" style:parent-style-name="Standard" style:family="paragraph">
      <style:paragraph-properties fo:break-before="page"/>
      <style:text-properties fo:hyphenate="true"/>
    </style:style>
    <style:style style:name="T98" style:parent-style-name="Absatz-Standardschriftart" style:family="text">
      <style:text-properties fo:font-weight="bold" style:font-weight-asian="bold" style:font-weight-complex="bold" fo:font-size="12pt" style:font-size-asian="12pt" style:font-size-complex="12pt"/>
    </style:style>
    <style:style style:name="T99" style:parent-style-name="Absatz-Standardschriftart" style:family="text">
      <style:text-properties fo:font-weight="bold" style:font-weight-asian="bold" style:font-weight-complex="bold" fo:color="#FF0000" fo:font-size="12pt" style:font-size-asian="12pt" style:font-size-complex="12pt"/>
    </style:style>
    <style:style style:name="P100" style:parent-style-name="Standard" style:family="paragraph">
      <style:text-properties fo:color="#FF3333"/>
    </style:style>
    <style:style style:name="T101" style:parent-style-name="Absatz-Standardschriftart" style:family="text">
      <style:text-properties fo:font-weight="bold" style:font-weight-asian="bold" style:font-weight-complex="bold"/>
    </style:style>
    <style:style style:name="T102" style:parent-style-name="Absatz-Standardschriftart" style:family="text">
      <style:text-properties fo:font-weight="bold" style:font-weight-asian="bold" style:font-weight-complex="bold"/>
    </style:style>
    <style:style style:name="T103" style:parent-style-name="Absatz-Standardschriftart" style:family="text">
      <style:text-properties fo:font-weight="bold" style:font-weight-asian="bold" style:font-weight-complex="bold"/>
    </style:style>
    <style:style style:name="T104" style:parent-style-name="Absatz-Standardschriftart" style:family="text">
      <style:text-properties fo:color="#FF3333" fo:language="en" fo:country="US"/>
    </style:style>
    <style:style style:name="T105" style:parent-style-name="Absatz-Standardschriftart" style:family="text">
      <style:text-properties fo:color="#FF3333"/>
    </style:style>
    <style:style style:name="T106" style:parent-style-name="Absatz-Standardschriftart" style:family="text">
      <style:text-properties fo:color="#FF3333"/>
    </style:style>
    <style:style style:name="P107" style:parent-style-name="Standard" style:family="paragraph">
      <style:text-properties fo:color="#FF3333"/>
    </style:style>
    <style:style style:name="P108" style:parent-style-name="Standard" style:family="paragraph">
      <style:paragraph-properties fo:break-before="page"/>
      <style:text-properties fo:font-weight="bold" style:font-weight-asian="bold" style:font-weight-complex="bold" fo:font-size="12pt" style:font-size-asian="12pt" style:font-size-complex="12pt" fo:hyphenate="true"/>
    </style:style>
    <style:style style:name="T109" style:parent-style-name="Absatz-Standardschriftart" style:family="text">
      <style:text-properties fo:font-weight="bold" style:font-weight-asian="bold" style:font-weight-complex="bold" fo:font-size="12pt" style:font-size-asian="12pt" style:font-size-complex="12pt"/>
    </style:style>
    <style:style style:name="T110" style:parent-style-name="Absatz-Standardschriftart" style:family="text">
      <style:text-properties fo:font-weight="bold" style:font-weight-asian="bold" style:font-weight-complex="bold" fo:color="#FF0000" fo:font-size="12pt" style:font-size-asian="12pt" style:font-size-complex="12pt"/>
    </style:style>
    <style:style style:name="P111" style:parent-style-name="Standard" style:family="paragraph">
      <style:paragraph-properties fo:margin-bottom="0in"/>
    </style:style>
    <style:style style:name="P112" style:parent-style-name="Standard" style:family="paragraph">
      <style:paragraph-properties fo:margin-bottom="0in"/>
    </style:style>
    <style:style style:name="P113" style:parent-style-name="Standard" style:family="paragraph">
      <style:paragraph-properties fo:margin-bottom="0in"/>
    </style:style>
    <style:style style:name="T114" style:parent-style-name="Absatz-Standardschriftart" style:family="text">
      <style:text-properties fo:color="#FF3333"/>
    </style:style>
    <style:style style:name="T115" style:parent-style-name="Absatz-Standardschriftart" style:family="text">
      <style:text-properties style:text-line-through-style="solid" style:text-line-through-width="auto" style:text-line-through-color="font-color" style:text-line-through-mode="continuous" style:text-line-through-type="single" fo:color="#FF3333"/>
    </style:style>
    <style:style style:name="T116" style:parent-style-name="Absatz-Standardschriftart" style:family="text">
      <style:text-properties fo:color="#C5000B" fo:font-size="12pt" style:font-size-asian="12pt" style:font-size-complex="12pt"/>
    </style:style>
    <style:style style:name="T117" style:parent-style-name="Absatz-Standardschriftart" style:family="text">
      <style:text-properties fo:font-weight="bold" style:font-weight-asian="bold" style:font-weight-complex="bold" fo:color="#C5000B" fo:font-size="12pt" style:font-size-asian="12pt" style:font-size-complex="12pt"/>
    </style:style>
    <style:style style:name="T118" style:parent-style-name="Absatz-Standardschriftart" style:family="text">
      <style:text-properties fo:color="#C5000B" fo:font-size="12pt" style:font-size-asian="12pt" style:font-size-complex="12pt"/>
    </style:style>
    <style:style style:name="T119" style:parent-style-name="Absatz-Standardschriftart" style:family="text">
      <style:text-properties fo:font-weight="bold" style:font-weight-asian="bold" style:font-weight-complex="bold" fo:color="#C5000B" fo:font-size="12pt" style:font-size-asian="12pt" style:font-size-complex="12pt"/>
    </style:style>
    <style:style style:name="T120" style:parent-style-name="Absatz-Standardschriftart" style:family="text">
      <style:text-properties fo:color="#C5000B" fo:font-size="12pt" style:font-size-asian="12pt" style:font-size-complex="12pt"/>
    </style:style>
    <style:style style:name="T121" style:parent-style-name="Absatz-Standardschriftart" style:family="text">
      <style:text-properties fo:font-weight="bold" style:font-weight-asian="bold" style:font-weight-complex="bold" fo:color="#C5000B" fo:font-size="12pt" style:font-size-asian="12pt" style:font-size-complex="12pt"/>
    </style:style>
    <style:style style:name="T122" style:parent-style-name="Absatz-Standardschriftart" style:family="text">
      <style:text-properties fo:color="#C5000B" fo:font-size="12pt" style:font-size-asian="12pt" style:font-size-complex="12pt"/>
    </style:style>
    <style:style style:name="T123" style:parent-style-name="Absatz-Standardschriftart" style:family="text">
      <style:text-properties fo:font-size="12pt" style:font-size-asian="12pt" style:font-size-complex="12pt"/>
    </style:style>
    <style:style style:name="T124" style:parent-style-name="Absatz-Standardschriftart" style:family="text">
      <style:text-properties fo:font-size="12pt" style:font-size-asian="12pt" style:font-size-complex="12pt"/>
    </style:style>
    <style:style style:name="T125" style:parent-style-name="Absatz-Standardschriftart" style:family="text">
      <style:text-properties fo:font-size="12pt" style:font-size-asian="12pt" style:font-size-complex="12pt"/>
    </style:style>
    <style:style style:name="T126" style:parent-style-name="Absatz-Standardschriftart" style:family="text">
      <style:text-properties fo:font-size="12pt" style:font-size-asian="12pt" style:font-size-complex="12pt"/>
    </style:style>
    <style:style style:name="T127" style:parent-style-name="Absatz-Standardschriftart" style:family="text">
      <style:text-properties fo:font-size="12pt" style:font-size-asian="12pt" style:font-size-complex="12pt"/>
    </style:style>
    <style:style style:name="T128" style:parent-style-name="Absatz-Standardschriftart" style:family="text">
      <style:text-properties fo:color="#C5000B" fo:font-size="12pt" style:font-size-asian="12pt" style:font-size-complex="12pt"/>
    </style:style>
  </office:automatic-styles>
  <office:body>
    <office:text text:use-soft-page-breaks="true">
      <text:p text:style-name="P1">FabLab Region Nürnberg</text:p>
      <text:p text:style-name="P2">Innentüren</text:p>
      <text:p text:style-name="P3">TechSpec</text:p>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able:number-columns-spanned="3">
            <text:p text:style-name="P10">Changelog</text:p>
          </table:table-cell>
          <table:covered-table-cell/>
          <table:covered-table-cell/>
        </table:table-row>
        <table:table-row table:style-name="TableRow11">
          <table:table-cell table:style-name="TableCell12">
            <text:p text:style-name="P13">Datum</text:p>
          </table:table-cell>
          <table:table-cell table:style-name="TableCell14">
            <text:p text:style-name="P15">Verfasser</text:p>
          </table:table-cell>
          <table:table-cell table:style-name="TableCell16">
            <text:p text:style-name="P17">Änderung</text:p>
          </table:table-cell>
        </table:table-row>
        <table:table-row table:style-name="TableRow18">
          <table:table-cell table:style-name="TableCell19">
            <text:p text:style-name="P20">16.01.2019</text:p>
          </table:table-cell>
          <table:table-cell table:style-name="TableCell21">
            <text:p text:style-name="P22">Roman</text:p>
          </table:table-cell>
          <table:table-cell table:style-name="TableCell23">
            <text:p text:style-name="P24">Erstentwurf</text:p>
          </table:table-cell>
        </table:table-row>
        <table:table-row table:style-name="TableRow25">
          <table:table-cell table:style-name="TableCell26">
            <text:p text:style-name="P27">24.01.2019</text:p>
          </table:table-cell>
          <table:table-cell table:style-name="TableCell28">
            <text:p text:style-name="P29">Mose, Gerhard, Schimmi</text:p>
          </table:table-cell>
          <table:table-cell table:style-name="TableCell30">
            <text:p text:style-name="P31">Änderungsvorschläge</text:p>
          </table:table-cell>
        </table:table-row>
        <table:table-row table:style-name="TableRow32">
          <table:table-cell table:style-name="TableCell33">
            <text:p text:style-name="P34">31.01.2019</text:p>
          </table:table-cell>
          <table:table-cell table:style-name="TableCell35">
            <text:p text:style-name="P36">Roman</text:p>
          </table:table-cell>
          <table:table-cell table:style-name="TableCell37">
            <text:p text:style-name="P38">Glattziehen des Kapitels Türmodul, Umzug ins Git</text:p>
          </table:table-cell>
        </table:table-row>
      </table:table>
      <text:p text:style-name="Standard"/>
      <text:p text:style-name="Standard"/>
      <table:table table:style-name="Table39">
        <table:table-columns>
          <table:table-column table:style-name="TableColumn40"/>
          <table:table-column table:style-name="TableColumn41"/>
        </table:table-columns>
        <table:table-row table:style-name="TableRow42">
          <table:table-cell table:style-name="TableCell43">
            <text:p text:style-name="P44">Synonym</text:p>
          </table:table-cell>
          <table:table-cell table:style-name="TableCell45">
            <text:p text:style-name="P46">Erklärung</text:p>
          </table:table-cell>
        </table:table-row>
        <table:table-row table:style-name="TableRow47">
          <table:table-cell table:style-name="TableCell48">
            <text:p text:style-name="P49">Türserver</text:p>
          </table:table-cell>
          <table:table-cell table:style-name="TableCell50">
            <text:p text:style-name="P51">Der Rechner, welcher über die Türmodule mit den Lesereinheiten und dem Türöffner kommuniziert.</text:p>
          </table:table-cell>
        </table:table-row>
        <table:table-row table:style-name="TableRow52">
          <table:table-cell table:style-name="TableCell53">
            <text:p text:style-name="P54">Türmodul</text:p>
          </table:table-cell>
          <table:table-cell table:style-name="TableCell55">
            <text:p text:style-name="P56">Die Hardware-Schnittstelle zwischen den Lesegeräten an der Tür und dem<text:s/>Türserver.</text:p>
          </table:table-cell>
        </table:table-row>
        <table:table-row table:style-name="TableRow57">
          <table:table-cell table:style-name="TableCell58">
            <text:p text:style-name="P59">Lesereinheit</text:p>
          </table:table-cell>
          <table:table-cell table:style-name="TableCell60">
            <text:p text:style-name="P61">Die Elektronik an der Tür, welche die Karte einliest und mit dem Türmodul kommuniziert.</text:p>
          </table:table-cell>
        </table:table-row>
        <table:table-row table:style-name="TableRow62">
          <table:table-cell table:style-name="TableCell63">
            <text:p text:style-name="P64">Türöffner</text:p>
          </table:table-cell>
          <table:table-cell table:style-name="TableCell65">
            <text:p text:style-name="P66">Oder auch Summer. Die elektromechanische Verriegelung der Tür.</text:p>
          </table:table-cell>
        </table:table-row>
      </table:table>
      <text:p text:style-name="Standard"/>
      <text:list text:style-name="LFO1" text:continue-numbering="true">
        <text:list-item>
          <text:p text:style-name="P67">Hardware</text:p>
          <text:list text:continue-numbering="true">
            <text:list-item>
              <text:p text:style-name="P68">Türmodul</text:p>
            </text:list-item>
          </text:list>
        </text:list-item>
      </text:list>
      <text:p text:style-name="P69">Die gewählte Schnittstelle für die Innentüren<text:s/>ist UART. Da dies eine Punkt-zu-Punkt Verbindung ist, muss ein UART Hub eingesetzt werden, damit der Türserver mit begrenzten Schnittstellen auch mit allen Innentüren kommunizieren kann. Es wurde sich daher für eine 4er Granularität mit Hilfe des FTDI FT4232H Chips entschieden. Dieser Chip kann 4 UART Schnittstellen auf einen USB umsetzen.</text:p>
      <text:p text:style-name="P70">Alle Module kommen in einem 19“ Rack unter und haben Eurokarten-Format (160x 100mm).</text:p>
      <text:p text:style-name="P71">Die Backplane besteht aus DIN 41612 konformen Steckern. Die Stecker weisen 32 Pole auf (2 x 16 Pins).</text:p>
      <text:p text:style-name="P72">Die Innentüren, der Server, die 4er Module sowie die Stromversorgung werden über diese Rückwand verteilt.</text:p>
      <text:p text:style-name="P73">Es wird eine zusätzliche Platine für die Türmodul Frontplatte designed. Diese wird die LEDs und die Schalter mit der Hauptplatine verbinden. Die Verbindung wird über zwei 50-polige Wannenstecker (jeweils einer auf jeder Platine) und einem Breitbandkabel hergestellt.</text:p>
      <text:p text:style-name="P74"/>
      <text:p text:style-name="P75">Es werden pro Tür folgende Features benötigt:</text:p>
      <text:list text:style-name="LFO2" text:continue-numbering="true">
        <text:list-item>
          <text:p text:style-name="P76">Status-LED für</text:p>
          <text:list text:continue-numbering="true">
            <text:list-item>
              <text:p text:style-name="P77">TX</text:p>
            </text:list-item>
            <text:list-item>
              <text:p text:style-name="P78">RX</text:p>
            </text:list-item>
            <text:list-item>
              <text:p text:style-name="P79">Türöffner</text:p>
            </text:list-item>
            <text:list-item>
              <text:p text:style-name="P80">Magnetkontakt</text:p>
            </text:list-item>
            <text:list-item>
              <text:p text:style-name="P81">5V Fuse OK LED für Logik<text:s/>Versorgungsspannung</text:p>
            </text:list-item>
            <text:list-item>
              <text:p text:style-name="P82">12V Fuse OK LED für Türöffner Versorgungsspannung</text:p>
            </text:list-item>
          </text:list>
        </text:list-item>
        <text:list-item>
          <text:p text:style-name="P83">Sicherungen</text:p>
          <text:list text:continue-numbering="true">
            <text:list-item>
              <text:p text:style-name="P84">5V (Logik)</text:p>
            </text:list-item>
            <text:list-item>
              <text:p text:style-name="P85">12V (Türöffner)</text:p>
            </text:list-item>
          </text:list>
        </text:list-item>
        <text:list-item>
          <text:p text:style-name="P86">Bedienelemente</text:p>
          <text:list text:continue-numbering="true">
            <text:list-item>
              <text:p text:style-name="P87">Schalter „Ein-Aus-Ein“: Modi „Auto-Aus-Dauer Ein“, Ausführung Wechsler<text:s/></text:p>
            </text:list-item>
          </text:list>
        </text:list-item>
      </text:list>
      <text:p text:style-name="P88">Es werden pro Modul folgende Features benötigt:</text:p>
      <text:list text:style-name="LFO3" text:continue-numbering="true">
        <text:list-item>
          <text:p text:style-name="P89">Status-LED<text:s/>für:</text:p>
          <text:list text:continue-numbering="true">
            <text:list-item>
              <text:p text:style-name="P90">Modul Fehler (12V oder 5V Sicherung defekt)</text:p>
            </text:list-item>
            <text:list-item>
              <text:p text:style-name="P91">5V Spannungsversorgung Modul</text:p>
            </text:list-item>
            <text:list-item>
              <text:p text:style-name="P92">12V Spannungsversorgung Modul</text:p>
            </text:list-item>
          </text:list>
        </text:list-item>
      </text:list>
      <text:p text:style-name="P93">Die RTS Leitung des jeweiligen UARTS steuert high-aktiv P-MOSFETs, die als High-Side Schalter eingesetzt werden. Auch die Freilaufdiode für den Türöffner wird auf der Platine vorgesehen. Während des Hochlaufs werden die RTS Leitungen durch den Power-Enable (früher UID) Pin auf GND gezogen. Beim Start der Innentüren-Applikation auf dem Türserver wird der Power-Enable GPIO Pin auf low geschaltet, somit werden die RTS Leitungen freigegeben.</text:p>
      <text:p text:style-name="P94">Der Türöffner wird über die CTS Leitung seines UART Ports gesteuert.</text:p>
      <text:p text:style-name="P95">Der Magnetkontakt kann über die CTS Leitung seines UARTs ausgelesen werden. Ein high<text:s/>Pegel bedeutet dabei „Tür offen“, low dementsprechend „Tür zu“.</text:p>
      <text:p text:style-name="P96">Im Falle eines Ausfalls des Türservers müssen die Türen weiterhin zugänglich gemacht werden können. Über den beschriebenen 3 Wege Schalter können die einzelnen Türöffner dauerhaft bestromt, abgeschaltet oder in den Automatikmodus ( Normal ) geschalten werden.</text:p>
      <text:p text:style-name="P97"/>
      <text:p text:style-name="Standard"><text:span text:style-name="T98">Türserver<text:s/></text:span><text:span text:style-name="T99">(Review bitte von Schimmi, Gerhard oder Mose anfertigen.)</text:span></text:p>
      <text:p text:style-name="Standard">Als Türserver wird ein Raspberry Pi (Modell ?) verwendet, der ebenfalls auf eine Europakarte im Einschubmodul montiert<text:s/>wird. Versorgungsspannung und Interfaceleitungen erfolgen über den Backplane Bus, der Ethernetanschluß kommt auf die Frontplatte.</text:p>
      <text:p text:style-name="Standard">Der Server muss auch ohne Netzwerkverbindung booten können und die volle Funktionalität der Türzentrale bereitstellen, dann ggf. mit einem älteren Stand der Zugangsberechtigungen.</text:p>
      <text:p text:style-name="Standard">Nach einem regulären Boot (oder Reset) wird zunächst ein Health-Check der angeschlossenen Türmodule und Türeinheiten durchgeführt. Dann wird versucht den aktuellen Stand der Zugangsberechtigungen von einem Server (bitte näher definieren!) abzuholen; schlägt dies fehl geht der Server mit dem vorhandenen Stand in Betrieb.</text:p>
      <text:p text:style-name="Standard">Der Betriebszustand wird über eine LED an der Frontplatte signalisiert.</text:p>
      <text:p text:style-name="Standard">Durch einen Taster an der Frontplatte kann ein Reset ausgelöst werden.</text:p>
      <text:p text:style-name="Standard">Durch einen weiteren Taster an der Frontplatte kann ein Health-Check getriggert werden.</text:p>
      <text:p text:style-name="P100">Taster für Reboot ?</text:p>
      <text:p text:style-name="Standard"><text:span text:style-name="T101">Config-File:</text:span><text:s/>Die Zugangsberechtigungen werden aus einem Config-File gelesen. Das ist eine Matrix aus Kartennummern und Türstationen. Neben den Zugangsberechtigungen muss in diesem Config-File (oder einem anderen?) auch die vorhandene Hardware hinterlegt sein, also wie viele Türmodule existieren, und welche Türschnittstellen je Modul belegt sind.</text:p>
      <text:p text:style-name="Standard"><text:span text:style-name="T102">Health-Check:</text:span><text:s/>Hier wird auf Vorhandensein und Basis-Funktion der laut Config-File zu existierenden Komponenten getestet.</text:p>
      <text:p text:style-name="Standard">Step 1: USB-Kommunikation mit den 1 – n Türmodulen. Hier könnte z.B. die UID-LED am Türmodul angesprochen werden. (Bitte näher spezifizieren!)</text:p>
      <text:p text:style-name="Standard">Step 2: UART-Kommunikation mit den Lesereinheiten, die der Reihe nach angesprochen werden und im einfachsten Fall mit „ich bin da“ antworten. (Bitte näher spezifizieren!)</text:p>
      <text:p text:style-name="Standard">Wenn alles funktioniert leuchtet anschließend eine grüne LED an der Frontplatte, die bleibt auch im Normalbetrieb an.</text:p>
      <text:p text:style-name="Standard">Wenn in<text:s/>einem Step ein Fehler auftritt blinkt eine rote LED.</text:p>
      <text:p text:style-name="Standard">Wie der Bediener dann herausfindet, was genau fehlgeschlagen ist wäre noch zu klären.</text:p>
      <text:p text:style-name="Standard"><text:span text:style-name="T103">Türserver Hardware:</text:span><text:s/>Optional könnten wir den Raspi mit einer SSD (mit USB-SATA Adapter) ausstatten und uns damit von<text:s/>den fehleranfälligen MicroSD Karten unabhängig machen. Sollten wir bei der mechanischen Konzeption des Türserver-Moduls bereits vorsehen.</text:p>
      <text:p text:style-name="Standard"><text:span text:style-name="T104">Alternativ USB-Memorystick. Micro-SD Karte Read only.<text:s/></text:span><text:span text:style-name="T105">Datenbank kann bei Fehlern des R/W-Speichers solangen Sie vom Ne</text:span><text:span text:style-name="T106">tz geholt werden kann in Ramdisk abgelegt werden.</text:span></text:p>
      <text:p text:style-name="P107">Schreiben auf die Micro-SD-Karte maximal verhindern.</text:p>
      <text:p text:style-name="P108"/>
      <text:p text:style-name="Standard"><text:span text:style-name="T109">Lesereinheit<text:s/></text:span><text:span text:style-name="T110">(Review bitte von Schimmi anfertigen)</text:span></text:p>
      <text:p text:style-name="Standard">An jeder Tür befindet sich eine Lesereinheit bestehend aus:</text:p>
      <text:p text:style-name="Standard">• RFID-Kartenleser<text:line-break/>• Türöffner<text:line-break/><office:annotation office:name="0"><dc:creator>Mose</dc:creator><dc:date>2019-01-24T23:33:00</dc:date><text:p text:style-name="P111">Optionale Ausbaustufe</text:p><text:p text:style-name="P112">Hängt aber nicht am Arduino</text:p></office:annotation>• Magnetkontakt (Tür geschlossen?)<office:annotation-end office:name="0"/><text:line-break/>•<text:s/><office:annotation office:name="1"><dc:creator>Mose</dc:creator><dc:date>2019-01-24T23:34:00</dc:date><text:p text:style-name="P113">Sollte das nicht an der RGB-LED auch ersichtlich sein? Was hilft die LED in der Wand.</text:p></office:annotation>LED zur Betriebsanzeige (Vcc)<office:annotation-end office:name="1"/><text:line-break/>• RGB LED zur Statusanzeige<text:line-break/>•<text:s/><text:span text:style-name="T114">Lautsprecher<text:s/></text:span><text:span text:style-name="T115">Buzzer</text:span><text:s/>für Audiofeedback<text:s/><text:line-break/>• CPU zur UART-Kommunikation (vermutlich Arduino?)</text:p>
      <text:p text:style-name="Standard">Bis auf den Türöffner (und Magnetkontakt?) sollten alle Komponenten eine kompakte Einheit bilden die leicht zu montieren und austauschen ist.</text:p>
      <text:p text:style-name="Standard">Alle Lesereinheiten sind identisch und beinhalten keine türspezifischen Komponenten oder Konfigurationen (DIP-Switches, Jumper o.ä.).</text:p>
      <text:p text:style-name="Standard">Die Verkabelung zur Lesereinheit erfolgt mit CAT-7 Verlegekabel, ein Aderpäarchen ist für den Türöffner reserviert. Anschluss und Position des Magnetkontaktes ist noch zu definieren.</text:p>
      <text:p text:style-name="Standard">Weitere Spezifikation muss noch durch Schimmi2 erfolgen.</text:p>
      <text:p text:style-name="Standard"/>
      <text:p text:style-name="Standard"/>
      <text:p text:style-name="Standard"><text:span text:style-name="T116">Bitte auch die<text:s/></text:span><text:span text:style-name="T117">Blockschaltbilder</text:span><text:span text:style-name="T118"><text:s/>für<text:s/></text:span><text:span text:style-name="T119">Türmodul</text:span><text:span text:style-name="T120"><text:s/>und<text:s/></text:span><text:span text:style-name="T121">Lesereinheit</text:span><text:span text:style-name="T122"><text:s/>unter</text:span><text:span text:style-name="T123"><text:s/></text:span><text:a xlink:href="https://oc.fablab-nuernberg.de/index.php/apps/files/?dir=/_intern/Projekte/000208-Innentueren/Türmodul/TechInfo&amp;fileid=302718" office:target-frame-name="_top" xlink:show="replace"><text:span text:style-name="T124">https://oc.fablab-nuernberg.de/index.php/apps/files/?dir=/_intern/Projekte/000208-</text:span></text:a><text:a xlink:href="https://oc.fablab-nuernberg.de/index.php/apps/files/?dir=/_intern/Projekte/000208-Innentueren/Türmodul/TechInfo&amp;fileid=302718" office:target-frame-name="_top" xlink:show="replace"><text:span text:style-name="T125">Innentueren/Türmodul/</text:span></text:a><text:a xlink:href="https://oc.fablab-nuernberg.de/index.php/apps/files/?dir=/_intern/Projekte/000208-Innentueren/Türmodul/TechInfo&amp;fileid=302718" office:target-frame-name="_top" xlink:show="replace"><text:span text:style-name="T126">TechInfo&amp;fileid=302718</text:span></text:a><text:span text:style-name="T127"><text:s/></text:span><text:span text:style-name="T128">mit Kommentaren versehen, ich aktualisiere die dann entsprechend.</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Calibri Light" fo:color="#2E74B5"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Tahoma"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man</meta:initial-creator>
    <dc:creator>Roman</dc:creator>
    <meta:creation-date>2019-01-16T15:38:00Z</meta:creation-date>
    <dc:date>2019-02-15T22:17:00Z</dc:date>
    <meta:template xlink:href="Normal.dotm" xlink:type="simple"/>
    <meta:editing-cycles>14</meta:editing-cycles>
    <meta:editing-duration>PT0S</meta:editing-duration>
    <meta:document-statistic meta:page-count="4" meta:paragraph-count="14" meta:word-count="976" meta:character-count="7116" meta:row-count="51" meta:non-whitespace-character-count="6154"/>
  </office:meta>
</office:document-meta>
</file>